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70000001A7573A848CE010F66.png" manifest:media-type="image/png"/>
  <manifest:file-entry manifest:full-path="Pictures/100000000000006200000024EF3810B0FFB95D55.png" manifest:media-type="image/png"/>
  <manifest:file-entry manifest:full-path="Pictures/10000000000000510000001FA31D6AD8433945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d1c24" draw:opacity="100%" draw:textarea-horizontal-align="justify" draw:textarea-vertical-align="middle" draw:auto-grow-height="false" fo:min-height="1.15cm" fo:min-width="15.1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4" style:family="graphic" style:parent-style-name="objectwithoutfill">
      <style:graphic-properties svg:stroke-color="#21409a" draw:marker-end="" draw:marker-end-width="0.3cm" draw:fill="none" draw:textarea-vertical-align="middle"/>
    </style:style>
    <style:style style:name="gr5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 fo:min-height="11.15cm" fo:min-width="0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standard">
      <style:graphic-properties draw:stroke="solid" svg:stroke-width="0.028cm" svg:stroke-color="#21409a" draw:marker-start-width="0.242cm" draw:marker-end-width="0.242cm" draw:fill="none" draw:textarea-horizontal-align="justify" draw:textarea-vertical-align="middle" draw:auto-grow-height="false" fo:min-height="0.95cm" fo:min-width="0.7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8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ed1c24" draw:opacity="100%"/>
      <style:paragraph-properties fo:text-align="start"/>
      <style:text-properties fo:color="#ffffff" style:font-name="Liberation Sans1"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loext:graphic-properties draw:fill="none" draw:fill-color="#ffffff"/>
      <style:text-properties fo:color="#21409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gradient" draw:fill-gradient-name="Gradient_20_3"/>
      <style:paragraph-properties fo:text-align="center"/>
      <style:text-properties fo:color="#ffffff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21409a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color="#21409a" fo:font-size="14pt" style:font-size-asian="14pt" style:font-size-complex="14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13" style:family="paragraph">
      <loext:graphic-properties draw:fill-color="#ffffff"/>
    </style:style>
    <style:style style:name="T1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style:font-name="Liberation Sans1" fo:font-size="10pt" style:font-size-asian="10pt" style:font-size-complex="10pt"/>
    </style:style>
    <style:style style:name="T3" style:family="text">
      <style:text-properties fo:color="#21409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color="#21409a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21409a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21409a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21409a" fo:font-size="14pt" style:font-size-asian="14pt" style:font-size-complex="14pt"/>
    </style:style>
    <style:style style:name="T9" style:family="text">
      <style:text-properties fo:color="#21409a"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2" draw:layer="layout" svg:width="15.6cm" svg:height="1.4cm" svg:x="5.5cm" svg:y="17.3cm">
            <text:p text:style-name="P1"><text:span text:style-name="T1">ARE DESIGN FILES PUBLISHED?</text:span></text:p>
            <text:p text:style-name="P1"><text:span text:style-name="T2">Technical components of the product is publicly available (CAD-files, computer</text:span></text:p>
            <text:p text:style-name="P1"><text:span text:style-name="T2">code, schematics etc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7.6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15.8cm">
            <text:p text:style-name="P1"><text:span text:style-name="T1">ARE ASSEMBLY INSTRUCTIONS PUBLISHED?</text:span></text:p>
            <text:p text:style-name="P1"><text:span text:style-name="T2">Instructions for how to assemble are publicly availab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6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14.3cm">
            <text:p text:style-name="P1"><text:span text:style-name="T1">IS THE BILL OF MATERIALS PUBLISHED?</text:span></text:p>
            <text:p text:style-name="P1"><text:span text:style-name="T2">The product bill-of-material is publicly availab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4.6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12.8cm">
            <text:p text:style-name="P1"><text:span text:style-name="T1">IS THE CONTRIBUTING GUIDE PUBLISHED?</text:span></text:p>
            <text:p text:style-name="P1"><text:span text:style-name="T2">A guide for how users can contribute is availab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3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11.3cm">
            <text:p text:style-name="P1"><text:span text:style-name="T1">ARE THE PUBLISHED DESIGN FILES IN EDITABLE FORMATS?</text:span></text:p>
            <text:p text:style-name="P1"><text:span text:style-name="T2">One or more of the file formats used is editab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1.6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9.8cm">
            <text:p text:style-name="P1"><text:span text:style-name="T1">IS THE PUBLISHED ASSEMBLY INSTRUCTIONS EDITABLE?</text:span></text:p>
            <text:p text:style-name="P1"><text:span text:style-name="T2">The assembly instruction is published in editable forma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10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8.3cm">
            <text:p text:style-name="P1"><text:span text:style-name="T1">IS THE PUBLISHED BILL OF MATERIALS EDITABLE?</text:span></text:p>
            <text:p text:style-name="P1"><text:span text:style-name="T2">The bill of materials is published in editable forma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8.6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6.8cm">
            <text:p text:style-name="P1"><text:span text:style-name="T1">DO THEY ALLOW PARTIAL OR FULL REDISTRIBUTION FOR NON-COMMERCIALS</text:span></text:p>
            <text:p text:style-name="P1"><text:span text:style-name="T1">PURPOSES?</text:span></text:p>
            <text:p text:style-name="P1"><text:span text:style-name="T2">Do they use a legal license that allows users to redistribute without economic gain?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7.1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5.3cm">
            <text:p text:style-name="P1"><text:span text:style-name="T1">DO THEY ALLOW FREE REDISTRIBUTION OF SOME ELEMENTS, ALSO FOR</text:span></text:p>
            <text:p text:style-name="P1"><text:span text:style-name="T1">COMMERCIAL PURPOSES?</text:span></text:p>
            <text:p text:style-name="P1"><text:span text:style-name="T2">Do they use an open (source) license on some parts/elements of the product?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5.6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5.6cm" svg:height="1.4cm" svg:x="5.5cm" svg:y="3.8cm">
            <text:p text:style-name="P1"><text:span text:style-name="T1">DO THEY ALLOW FREE REDISTRIBUTION OF THE FULL PRODUCT, ALSO FOR</text:span></text:p>
            <text:p text:style-name="P1"><text:span text:style-name="T1">COMMERCIAL PURPOSES?</text:span></text:p>
            <text:p text:style-name="P1"><text:span text:style-name="T2">Do they use an open (source) license on all elements of the product?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0.855cm" svg:height="0.8cm" svg:x="19.818cm" svg:y="4.125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17.9cm" svg:height="2.855cm" svg:x="0.9cm" svg:y="1.7cm">
          <draw:text-box>
            <text:p text:style-name="P4"><text:span text:style-name="T3">OPEN-O-METER <text:s/></text:span><text:span text:style-name="T4">(REMODEL version)</text:span></text:p>
          </draw:text-box>
        </draw:frame>
        <draw:line draw:style-name="gr4" draw:text-style-name="P6" draw:layer="layout" svg:x1="1.2cm" svg:y1="2.8cm" svg:x2="27cm" svg:y2="2.8cm">
          <text:p/>
        </draw:line>
        <draw:custom-shape draw:style-name="gr5" draw:text-style-name="P8" draw:layer="layout" svg:width="1.4cm" svg:height="11.4cm" svg:x="21.7cm" svg:y="6.6cm">
          <text:p text:style-name="P7"><text:span text:style-name="T5">10</text:span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/></text:p>
          <text:p text:style-name="P7"><text:span text:style-name="T5">0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8cm" svg:height="1.199cm" svg:x="23.1cm" svg:y="6.8cm">
          <draw:text-box>
            <text:p><text:span text:style-name="T6">Fully open source</text:span></text:p>
          </draw:text-box>
        </draw:frame>
        <draw:frame draw:style-name="gr6" draw:text-style-name="P9" draw:layer="layout" svg:width="2.8cm" svg:height="1.199cm" svg:x="23.1cm" svg:y="16.8cm">
          <draw:text-box>
            <text:p><text:span text:style-name="T6">Fully closed</text:span></text:p>
          </draw:text-box>
        </draw:frame>
        <draw:custom-shape draw:style-name="gr7" draw:text-style-name="P6" draw:layer="layout" svg:width="1.2cm" svg:height="1.2cm" svg:x="25.8cm" svg:y="4.4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2cm" svg:height="0.806cm" svg:x="21.5cm" svg:y="4.6cm">
          <draw:text-box>
            <text:p><text:span text:style-name="T7">POINTS</text:span><text:span text:style-name="T8"> TOTAL:</text:span></text:p>
          </draw:text-box>
        </draw:frame>
        <draw:frame draw:style-name="gr9" draw:text-style-name="P10" draw:layer="layout" svg:width="4.2cm" svg:height="3.937cm" svg:x="0.947cm" svg:y="4.2cm">
          <draw:text-box>
            <text:p><text:span text:style-name="T8">WHICH</text:span></text:p>
            <text:p><text:span text:style-name="T8">SOURCES</text:span></text:p>
            <text:p><text:span text:style-name="T8">HAVE YOU</text:span></text:p>
            <text:p><text:span text:style-name="T8">OPENED</text:span></text:p>
            <text:p><text:span text:style-name="T8">FOR</text:span></text:p>
            <text:p><text:span text:style-name="T8">__________?</text:span></text:p>
            <text:p><text:span text:style-name="T9">(write down element)</text:span></text:p>
          </draw:text-box>
        </draw:frame>
        <draw:frame draw:style-name="gr10" draw:text-style-name="P6" draw:layer="layout" svg:width="2.665cm" svg:height="1.019cm" svg:x="1.178cm" svg:y="19.442cm">
          <draw:image xlink:href="Pictures/10000000000000510000001FA31D6AD84339459C.png" xlink:type="simple" xlink:show="embed" xlink:actuate="onLoad">
            <text:p/>
          </draw:image>
        </draw:frame>
        <draw:frame draw:style-name="gr10" draw:text-style-name="P6" draw:layer="layout" svg:width="2.995cm" svg:height="1.1cm" svg:x="4.018cm" svg:y="19.4cm">
          <draw:image xlink:href="Pictures/100000000000006200000024EF3810B0FFB95D55.png" xlink:type="simple" xlink:show="embed" xlink:actuate="onLoad">
            <text:p/>
          </draw:image>
        </draw:frame>
        <draw:frame draw:style-name="gr10" draw:text-style-name="P6" draw:layer="layout" svg:width="2.116cm" svg:height="1cm" svg:x="25.046cm" svg:y="19.5cm">
          <draw:image xlink:href="Pictures/10000000000000370000001A7573A848CE010F66.png" xlink:type="simple" xlink:show="embed" xlink:actuate="onLoad">
            <text:p/>
          </draw:image>
        </draw:frame>
        <draw:frame draw:style-name="gr11" draw:text-style-name="P12" draw:layer="layout" svg:width="16cm" svg:height="0.887cm" svg:x="8.774cm" svg:y="19.678cm">
          <draw:text-box>
            <text:p text:style-name="P11"><text:span text:style-name="T10">Open Document Format version of “Open-O-Meter” by RE-MODEL based on the original “Open-O-Meter” by Jbonvoisin both used under CC-BY-SA 4.0, licensed under CC-BY-SA by Diderik van Wingerden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72bf44" draw:end-color="#ef413d" draw:start-intensity="100%" draw:end-intensity="100%" draw:angle="300" draw:border="0%"/>
    <draw:gradient draw:name="Gradient_20_3" draw:display-name="Gradient 3" draw:style="linear" draw:start-color="#fff200" draw:end-color="#ef413d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0:05:20.452980753</meta:creation-date>
    <dc:date>2018-03-25T12:42:36.824054846</dc:date>
    <meta:editing-duration>PT1H56M3S</meta:editing-duration>
    <meta:editing-cycles>13</meta:editing-cycles>
    <meta:generator>LibreOffice/5.4.5.1$Linux_X86_64 LibreOffice_project/40m0$Build-1</meta:generator>
    <meta:document-statistic meta:object-count="65"/>
  </office:meta>
</office:document-meta>
</file>